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</text:span><text:span text:style-name="T5">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</text:span><text:span text:style-name="T7">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</text:span><text:span text:style-name="T10">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</text:span><text:span text:style-name="T11">Suggestion: make V</text:span><text:span text:style-name="T12">s</text:span><text:span text:style-name="T11">=0 and replace the capacitor with a voltage source V</text:span><text:span text:style-name="T12">x</text:span><text:span text:style-name="T11">= V(6)-V(8), </text:span><text:span text:style-name="T11">where V(6) and V(8) are the voltages in nodes 6 and 8 as obtained in 1); run nodal </text:span><text:span text:style-name="T11">analysis to determine the current I</text:span><text:span text:style-name="T12">x</text:span><text:span text:style-name="T11"> supplied by V</text:span><text:span text:style-name="T12">x</text:span><text:span text:style-name="T11">; compute the equivalent resistor as </text:span><text:span text:style-name="T11">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</text:span><text:span text:style-name="T10">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</text:span><text:span text:style-name="T11">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</text:span><text:span text:style-name="T10">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a phasor </text:span><text:span text:style-name="T11">voltage source V</text:span><text:span text:style-name="T12">s</text:span><text:span text:style-name="T11">; replace C with its impedance Z</text:span><text:span text:style-name="T12">C</text:span><text:span text:style-name="T11">; run nodal analysis to determine the </text:span><text:span text:style-name="T11">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</text:span><text:span text:style-name="T11">f=1KHz, and superimposing the natural and forced solutions. Plot both v</text:span><text:span text:style-name="T12">s</text:span><text:span text:style-name="T11">(t) and v</text:span><text:span text:style-name="T12">6</text:span><text:span text:style-name="T11">(t) in </text:span><text:span text:style-name="T11">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</text:span><text:span text:style-name="T11">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/text:span><text:span text:style-name="T10">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py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</text:span><text:span text:style-name="MT4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</text:span><text:span text:style-name="MT5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1</meta:editing-cycles>
    <meta:creation-date>2014-07-21T10:31:21</meta:creation-date>
    <dc:date>2021-03-31T15:33:30.396823738</dc:date>
    <meta:editing-duration>P1DT10H33M35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